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193in"/>
    </style:style>
    <style:style style:name="co3" style:family="table-column">
      <style:table-column-properties fo:break-before="auto" style:column-width="1.1374in"/>
    </style:style>
    <style:style style:name="co4" style:family="table-column">
      <style:table-column-properties fo:break-before="auto" style:column-width="1.2154in"/>
    </style:style>
    <style:style style:name="co5" style:family="table-column">
      <style:table-column-properties fo:break-before="auto" style:column-width="4.3083in"/>
    </style:style>
    <style:style style:name="co6" style:family="table-column">
      <style:table-column-properties fo:break-before="auto" style:column-width="0.6626in"/>
    </style:style>
    <style:style style:name="co7" style:family="table-column">
      <style:table-column-properties fo:break-before="auto" style:column-width="1.5425in"/>
    </style:style>
    <style:style style:name="co8" style:family="table-column">
      <style:table-column-properties fo:break-before="auto" style:column-width="0.3362in"/>
    </style:style>
    <style:style style:name="co9" style:family="table-column">
      <style:table-column-properties fo:break-before="auto" style:column-width="1.4819in"/>
    </style:style>
    <style:style style:name="co10" style:family="table-column">
      <style:table-column-properties fo:break-before="auto" style:column-width="1.2925in"/>
    </style:style>
    <style:style style:name="co11" style:family="table-column">
      <style:table-column-properties fo:break-before="auto" style:column-width="6.0665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3272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3016in"/>
    </style:style>
    <style:style style:name="co16" style:family="table-column">
      <style:table-column-properties fo:break-before="auto" style:column-width="0.2154in"/>
    </style:style>
    <style:style style:name="co17" style:family="table-column">
      <style:table-column-properties fo:break-before="auto" style:column-width="1.4654in"/>
    </style:style>
    <style:style style:name="co18" style:family="table-column">
      <style:table-column-properties fo:break-before="auto" style:column-width="0.2327in"/>
    </style:style>
    <style:style style:name="co19" style:family="table-column">
      <style:table-column-properties fo:break-before="auto" style:column-width="1.172in"/>
    </style:style>
    <style:style style:name="ro1" style:family="table-row">
      <style:table-row-properties style:row-height="0.4583in" fo:break-before="auto" style:use-optimal-row-height="fals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2008in" fo:break-before="auto" style:use-optimal-row-height="true"/>
    </style:style>
    <style:style style:name="ro4" style:family="table-row">
      <style:table-row-properties style:row-height="0.3035in" fo:break-before="auto" style:use-optimal-row-height="tru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3665in" fo:break-before="auto" style:use-optimal-row-height="false"/>
    </style:style>
    <style:style style:name="ta1" style:family="table" style:master-page-name="PageStyle_5f_Non_20_User_20_Settings">
      <style:table-properties table:display="true" style:writing-mode="lr-tb"/>
    </style:style>
    <style:style style:name="ta2" style:family="table" style:master-page-name="PageStyle_5f_User_20_Settings">
      <style:table-properties table:display="true" style:writing-mode="lr-tb"/>
    </style:style>
    <style:style style:name="ta3" style:family="table" style:master-page-name="PageStyle_5f_Alarm_20_Settings">
      <style:table-properties table:display="true" style:writing-mode="lr-tb"/>
    </style:style>
    <style:style style:name="ta4" style:family="table" style:master-page-name="PageStyle_5f_Sensor_20_Settings">
      <style:table-properties table:display="true" style:writing-mode="lr-tb"/>
    </style:style>
    <style:style style:name="ta5" style:family="table" style:master-page-name="PageStyle_5f_Bit_20_Shift">
      <style:table-properties table:display="true" style:writing-mode="lr-tb"/>
    </style:style>
    <style:style style:name="ta6" style:family="table" style:master-page-name="PageStyle_5f_Timing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90" style:rotation-align="bottom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90" style:rotation-align="bottom" style:shrink-to-fit="false" fo:border-top="none" style:vertical-align="middle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90" style:rotation-align="bottom" style:shrink-to-fit="false" fo:border-top="none" style:vertical-align="middle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rotation-align="none"/>
    </style:style>
    <style:style style:name="ce1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15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</style:style>
    <style:style style:name="ce1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0.0346in solid #000000"/>
    </style:style>
    <style:style style:name="ce19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</style:style>
    <style:style style:name="ce20" style:family="table-cell" style:parent-style-name="Excel_20_Built-in_20_Normal">
      <style:table-cell-properties fo:border-bottom="0.0346in solid #000000" style:diagonal-bl-tr="none" style:diagonal-tl-br="none" fo:background-color="transparent" fo:border-left="0.0138in solid #000000" fo:border-right="0.0138in solid #000000" style:rotation-align="none" fo:border-top="none"/>
    </style:style>
    <style:style style:name="ce21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346in solid #000000"/>
    </style:style>
    <style:style style:name="ce22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23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none"/>
    </style:style>
    <style:style style:name="ce2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2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32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0.0346in solid #000000"/>
    </style:style>
    <style:style style:name="ce3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34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0.0346in solid #000000"/>
    </style:style>
    <style:style style:name="ce3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3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37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38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</style:style>
    <style:style style:name="ce3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90" style:rotation-align="bottom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none" style:diagonal-bl-tr="none" style:diagonal-tl-br="none" fo:border-left="0.0138in solid #000000" fo:border-right="0.0346in solid #000000" style:rotation-align="none" fo:border-top="0.0346in solid #000000"/>
    </style:style>
    <style:style style:name="ce43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4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45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4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n User Setting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NON USER SETTINGS</text:p>
          </table:table-cell>
          <table:covered-table-cell table:number-columns-repeated="3" table:style-name="ce2"/>
          <table:table-cell office:value-type="string">
            <text:p>Start Address = 00</text:p>
          </table:table-cell>
          <table:table-cell office:value-type="string">
            <text:p>Ending Address = 19</text:p>
          </table:table-cell>
          <table:table-cell table:number-columns-repeated="1018"/>
        </table:table-row>
        <table:table-row table:style-name="ro2">
          <table:table-cell office:value-type="string">
            <text:p>E2 Address</text:p>
          </table:table-cell>
          <table:table-cell office:value-type="string">
            <text:p>Setting</text:p>
          </table:table-cell>
          <table:table-cell office:value-type="string">
            <text:p>Data Type</text:p>
          </table:table-cell>
          <table:table-cell office:value-type="string">
            <text:p>Bytes Used</text:p>
          </table:table-cell>
          <table:table-cell office:value-type="string">
            <text:p>Default</text:p>
          </table:table-cell>
          <table:table-cell office:value-type="string">
            <text:p>Info</text:p>
          </table:table-cell>
          <table:table-cell table:number-columns-repeated="1018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configID</text:p>
          </table:table-cell>
          <table:table-cell office:value-type="string">
            <text:p>Boolea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efines if there are setting stored in the EEPROM for the current config setup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irst_Run</text:p>
          </table:table-cell>
          <table:table-cell table:style-name="ce3" office:value-type="string">
            <text:p>Boole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termines if this is the first run for the user 0 = first run; 1 = Other runs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uild Year</text:p>
          </table:table-cell>
          <table:table-cell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Year when the file was complied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uild Month</text:p>
          </table:table-cell>
          <table:table-cell table:style-name="ce3"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Month when the file was compiled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uild Day</text:p>
          </table:table-cell>
          <table:table-cell table:style-name="ce3"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Day when the file was compiled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erialDebug byte 1</text:p>
          </table:table-cell>
          <table:table-cell table:style-name="ce3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he 1<text:span text:style-name="T1">st</text:span> byte for the debugging bits See to the left for flag postions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erialDebug byte2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he 2<text:span text:style-name="T1">nd</text:span> byte for the debugging bits See to the left for flag postions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 Setting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7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USER SETTINGS</text:p>
          </table:table-cell>
          <table:covered-table-cell table:number-columns-repeated="3" table:style-name="ce2"/>
          <table:table-cell office:value-type="string">
            <text:p>Start Address = 20</text:p>
          </table:table-cell>
          <table:table-cell office:value-type="string">
            <text:p>Ending Address = 49</text:p>
          </table:table-cell>
          <table:table-cell table:number-columns-repeated="1018"/>
        </table:table-row>
        <table:table-row table:style-name="ro2">
          <table:table-cell office:value-type="string">
            <text:p>E2 Address</text:p>
          </table:table-cell>
          <table:table-cell office:value-type="string">
            <text:p>Setting</text:p>
          </table:table-cell>
          <table:table-cell office:value-type="string">
            <text:p>Data Type</text:p>
          </table:table-cell>
          <table:table-cell office:value-type="string">
            <text:p>Bytes Used</text:p>
          </table:table-cell>
          <table:table-cell office:value-type="string">
            <text:p>Default</text:p>
          </table:table-cell>
          <table:table-cell office:value-type="string">
            <text:p>Info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empType</text:p>
          </table:table-cell>
          <table:table-cell table:style-name="ce3" office:value-type="string">
            <text:p>Boolean</text:p>
          </table:table-cell>
          <table:table-cell table:number-columns-repeated="2"/>
          <table:table-cell office:value-type="string">
            <text:p>Temperature Type 0 = Celsius; 1 = Fahrenheit</text:p>
          </table:table-cell>
          <table:table-cell table:number-columns-repeated="1018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tempPrecision</text:p>
          </table:table-cell>
          <table:table-cell table:style-name="ce3" office:value-type="string">
            <text:p>Boolean</text:p>
          </table:table-cell>
          <table:table-cell table:number-columns-repeated="1021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tempReadDelay</text:p>
          </table:table-cell>
          <table:table-cell table:style-name="ce3" office:value-type="string">
            <text:p>Byte</text:p>
          </table:table-cell>
          <table:table-cell table:number-columns-repeated="1021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timeFormat</text:p>
          </table:table-cell>
          <table:table-cell table:style-name="ce3" office:value-type="string">
            <text:p>Boolean</text:p>
          </table:table-cell>
          <table:table-cell table:number-columns-repeated="2"/>
          <table:table-cell office:value-type="string">
            <text:p>Time format 0 = 24 hour, 1 = 12 hour</text:p>
          </table:table-cell>
          <table:table-cell table:number-columns-repeated="1018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secondsDisplay</text:p>
          </table:table-cell>
          <table:table-cell table:style-name="ce3" office:value-type="string">
            <text:p>Byte</text:p>
          </table:table-cell>
          <table:table-cell table:number-columns-repeated="2"/>
          <table:table-cell office:value-type="string">
            <text:p>Display of the seconds: 0 = No; 1 = Yes</text:p>
          </table:table-cell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backlightLevel</text:p>
          </table:table-cell>
          <table:table-cell table:style-name="ce3" office:value-type="string">
            <text:p>Byte</text:p>
          </table:table-cell>
          <table:table-cell table:number-columns-repeated="1021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backlightTimeout</text:p>
          </table:table-cell>
          <table:table-cell table:style-name="ce3" office:value-type="string">
            <text:p>Byte</text:p>
          </table:table-cell>
          <table:table-cell table:number-columns-repeated="1021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flowSensorEnable</text:p>
          </table:table-cell>
          <table:table-cell table:style-name="ce3" office:value-type="string">
            <text:p>Byte</text:p>
          </table:table-cell>
          <table:table-cell table:number-columns-repeated="2"/>
          <table:table-cell office:value-type="string">
            <text:p>byte to determine if the flow sensor is enabled. <text:s/>0 = Disabled, 1 = Enabled.</text:p>
          </table:table-cell>
          <table:table-cell table:number-columns-repeated="1018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flowRateMax</text:p>
          </table:table-cell>
          <table:table-cell table:style-name="ce3" office:value-type="string">
            <text:p>Int</text:p>
          </table:table-cell>
          <table:table-cell table:number-columns-repeated="1021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flowRateMin</text:p>
          </table:table-cell>
          <table:table-cell table:style-name="ce3" office:value-type="string">
            <text:p>Byte</text:p>
          </table:table-cell>
          <table:table-cell table:number-columns-repeated="2"/>
          <table:table-cell office:value-type="string">
            <text:p>minimum flow rate to trigger an alarm</text:p>
          </table:table-cell>
          <table:table-cell table:number-columns-repeated="1018"/>
        </table:table-row>
        <table:table-row table:style-name="ro2" table:number-rows-repeated="13">
          <table:table-cell table:number-columns-repeated="1024"/>
        </table:table-row>
        <table:table-row table:style-name="ro3">
          <table:table-cell/>
          <table:table-cell office:value-type="string">
            <text:p>Light_Typ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Type of lighting 0 = Flourescent; 1 = LED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arm Settings" table:style-name="ta3" table:print="false">
        <office:forms form:automatic-focus="false" form:apply-design-mode="false"/>
        <table:table-column table:style-name="co8" table:default-cell-style-name="ce11"/>
        <table:table-column table:style-name="co1" table:default-cell-style-name="ce11"/>
        <table:table-column table:style-name="co9" table:default-cell-style-name="ce24"/>
        <table:table-column table:style-name="co3" table:number-columns-repeated="2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7" table:default-cell-style-name="ce11"/>
        <table:table-row table:style-name="ro4">
          <table:table-cell table:style-name="ce4" office:value-type="string" table:number-columns-spanned="5" table:number-rows-spanned="1">
            <text:p>Alarm SETTINGS</text:p>
          </table:table-cell>
          <table:covered-table-cell table:number-columns-repeated="3" table:style-name="ce12"/>
          <table:covered-table-cell table:style-name="ce30"/>
          <table:table-cell table:style-name="ce32" office:value-type="string">
            <text:p>Start Address = 100</text:p>
          </table:table-cell>
          <table:table-cell table:style-name="ce34" office:value-type="string">
            <text:p>Ending Address =150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string">
            <text:p>E2 Address</text:p>
          </table:table-cell>
          <table:table-cell table:style-name="ce17" office:value-type="string">
            <text:p>Setting</text:p>
          </table:table-cell>
          <table:table-cell table:style-name="ce25" office:value-type="string">
            <text:p>Data Type</text:p>
          </table:table-cell>
          <table:table-cell table:style-name="ce25" office:value-type="string">
            <text:p>Bytes Used</text:p>
          </table:table-cell>
          <table:table-cell table:style-name="ce33" office:value-type="string">
            <text:p>Default</text:p>
          </table:table-cell>
          <table:table-cell table:style-name="ce34" office:value-type="string">
            <text:p>Info</text:p>
          </table:table-cell>
          <table:table-cell table:number-columns-repeated="1017"/>
        </table:table-row>
        <table:table-row table:style-name="ro3">
          <table:table-cell table:style-name="ce6" table:number-columns-spanned="1" table:number-rows-spanned="2"/>
          <table:table-cell table:style-name="ce14" office:value-type="float" office:value="100">
            <text:p>100</text:p>
          </table:table-cell>
          <table:table-cell table:style-name="ce18" office:value-type="string">
            <text:p>AlarmEnable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Byte for storing all 8 alarms using each bit for each alarm as an on or off.</text:p>
          </table:table-cell>
          <table:table-cell table:number-columns-repeated="1017"/>
        </table:table-row>
        <table:table-row table:style-name="ro3">
          <table:covered-table-cell table:style-name="ce7"/>
          <table:table-cell table:style-name="ce15" office:value-type="float" office:value="101">
            <text:p>101</text:p>
          </table:table-cell>
          <table:table-cell table:style-name="ce19" office:value-type="string">
            <text:p>AlarmState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Current state of the Alarms: <text:s/>Stores all 8 alarms using each bit as an on or off.</text:p>
          </table:table-cell>
          <table:table-cell table:number-columns-repeated="1017"/>
        </table:table-row>
        <table:table-row table:style-name="ro5">
          <table:table-cell table:style-name="ce8" office:value-type="string" table:number-columns-spanned="1" table:number-rows-spanned="6">
            <text:p>ALARM 0</text:p>
          </table:table-cell>
          <table:table-cell table:style-name="ce14" office:value-type="float" office:value="102">
            <text:p>102</text:p>
          </table:table-cell>
          <table:table-cell table:style-name="ce18" office:value-type="string">
            <text:p>AlarmType[0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03">
            <text:p>103</text:p>
          </table:table-cell>
          <table:table-cell table:style-name="ce19" office:value-type="string">
            <text:p>AlarmRelay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04">
            <text:p>104</text:p>
          </table:table-cell>
          <table:table-cell table:style-name="ce19" office:value-type="string">
            <text:p>AlarmHourOn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05">
            <text:p>105</text:p>
          </table:table-cell>
          <table:table-cell table:style-name="ce19" office:value-type="string">
            <text:p>AlarmMinOn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06">
            <text:p>106</text:p>
          </table:table-cell>
          <table:table-cell table:style-name="ce19" office:value-type="string">
            <text:p>AlarmHourOff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10"/>
          <table:table-cell table:style-name="ce13" office:value-type="float" office:value="107">
            <text:p>107</text:p>
          </table:table-cell>
          <table:table-cell table:style-name="ce20" office:value-type="string">
            <text:p>AlarmMinOff[0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3">
          <table:table-cell table:style-name="ce8" office:value-type="string" table:number-columns-spanned="1" table:number-rows-spanned="6">
            <text:p>ALARM 1</text:p>
          </table:table-cell>
          <table:table-cell table:style-name="ce14" office:value-type="float" office:value="108">
            <text:p>108</text:p>
          </table:table-cell>
          <table:table-cell table:style-name="ce21" office:value-type="string">
            <text:p>AlarmType[1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09">
            <text:p>109</text:p>
          </table:table-cell>
          <table:table-cell table:style-name="ce22" office:value-type="string">
            <text:p>AlarmRelay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10">
            <text:p>110</text:p>
          </table:table-cell>
          <table:table-cell table:style-name="ce22" office:value-type="string">
            <text:p>AlarmHourOn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11">
            <text:p>111</text:p>
          </table:table-cell>
          <table:table-cell table:style-name="ce22" office:value-type="string">
            <text:p>AlarmMinOn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12">
            <text:p>112</text:p>
          </table:table-cell>
          <table:table-cell table:style-name="ce22" office:value-type="string">
            <text:p>AlarmHourOff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10"/>
          <table:table-cell table:style-name="ce13" office:value-type="float" office:value="113">
            <text:p>113</text:p>
          </table:table-cell>
          <table:table-cell table:style-name="ce23" office:value-type="string">
            <text:p>AlarmMinOff[1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3">
          <table:table-cell table:style-name="ce8" office:value-type="string" table:number-columns-spanned="1" table:number-rows-spanned="6">
            <text:p>ALARM 2</text:p>
          </table:table-cell>
          <table:table-cell table:style-name="ce15" office:value-type="float" office:value="114">
            <text:p>114</text:p>
          </table:table-cell>
          <table:table-cell table:style-name="ce22" office:value-type="string">
            <text:p>AlarmType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15">
            <text:p>115</text:p>
          </table:table-cell>
          <table:table-cell table:style-name="ce22" office:value-type="string">
            <text:p>AlarmRelay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16">
            <text:p>116</text:p>
          </table:table-cell>
          <table:table-cell table:style-name="ce22" office:value-type="string">
            <text:p>AlarmHourOn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17">
            <text:p>117</text:p>
          </table:table-cell>
          <table:table-cell table:style-name="ce22" office:value-type="string">
            <text:p>AlarmMinOn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18">
            <text:p>118</text:p>
          </table:table-cell>
          <table:table-cell table:style-name="ce22" office:value-type="string">
            <text:p>AlarmHourOff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10"/>
          <table:table-cell table:style-name="ce15" office:value-type="float" office:value="119">
            <text:p>119</text:p>
          </table:table-cell>
          <table:table-cell table:style-name="ce22" office:value-type="string">
            <text:p>AlarmMinOff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3">
          <table:table-cell table:style-name="ce8" office:value-type="string" table:number-columns-spanned="1" table:number-rows-spanned="6">
            <text:p>ALARM 3</text:p>
          </table:table-cell>
          <table:table-cell table:style-name="ce14" office:value-type="float" office:value="120">
            <text:p>120</text:p>
          </table:table-cell>
          <table:table-cell table:style-name="ce21" office:value-type="string">
            <text:p>AlarmType[3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21">
            <text:p>121</text:p>
          </table:table-cell>
          <table:table-cell table:style-name="ce22" office:value-type="string">
            <text:p>AlarmRelay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22">
            <text:p>122</text:p>
          </table:table-cell>
          <table:table-cell table:style-name="ce22" office:value-type="string">
            <text:p>AlarmHourOn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23">
            <text:p>123</text:p>
          </table:table-cell>
          <table:table-cell table:style-name="ce22" office:value-type="string">
            <text:p>AlarmMinOn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24">
            <text:p>124</text:p>
          </table:table-cell>
          <table:table-cell table:style-name="ce22" office:value-type="string">
            <text:p>AlarmHourOff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10"/>
          <table:table-cell table:style-name="ce13" office:value-type="float" office:value="125">
            <text:p>125</text:p>
          </table:table-cell>
          <table:table-cell table:style-name="ce23" office:value-type="string">
            <text:p>AlarmMinOff[3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3">
          <table:table-cell table:style-name="ce8" office:value-type="string" table:number-columns-spanned="1" table:number-rows-spanned="6">
            <text:p>ALARM 4</text:p>
          </table:table-cell>
          <table:table-cell table:style-name="ce15" office:value-type="float" office:value="126">
            <text:p>126</text:p>
          </table:table-cell>
          <table:table-cell table:style-name="ce22" office:value-type="string">
            <text:p>AlarmType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27">
            <text:p>127</text:p>
          </table:table-cell>
          <table:table-cell table:style-name="ce22" office:value-type="string">
            <text:p>AlarmRelay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28">
            <text:p>128</text:p>
          </table:table-cell>
          <table:table-cell table:style-name="ce22" office:value-type="string">
            <text:p>AlarmHourOn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29">
            <text:p>129</text:p>
          </table:table-cell>
          <table:table-cell table:style-name="ce22" office:value-type="string">
            <text:p>AlarmMinOn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30">
            <text:p>130</text:p>
          </table:table-cell>
          <table:table-cell table:style-name="ce22" office:value-type="string">
            <text:p>AlarmHourOff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10"/>
          <table:table-cell table:style-name="ce15" office:value-type="float" office:value="131">
            <text:p>131</text:p>
          </table:table-cell>
          <table:table-cell table:style-name="ce22" office:value-type="string">
            <text:p>AlarmMinOff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3">
          <table:table-cell table:style-name="ce8" office:value-type="string" table:number-columns-spanned="1" table:number-rows-spanned="6">
            <text:p>ALARM 5</text:p>
          </table:table-cell>
          <table:table-cell table:style-name="ce14" office:value-type="float" office:value="132">
            <text:p>132</text:p>
          </table:table-cell>
          <table:table-cell table:style-name="ce21" office:value-type="string">
            <text:p>AlarmType[5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33">
            <text:p>133</text:p>
          </table:table-cell>
          <table:table-cell table:style-name="ce22" office:value-type="string">
            <text:p>AlarmRelay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34">
            <text:p>134</text:p>
          </table:table-cell>
          <table:table-cell table:style-name="ce22" office:value-type="string">
            <text:p>AlarmHourOn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35">
            <text:p>135</text:p>
          </table:table-cell>
          <table:table-cell table:style-name="ce22" office:value-type="string">
            <text:p>AlarmMinOn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36">
            <text:p>136</text:p>
          </table:table-cell>
          <table:table-cell table:style-name="ce22" office:value-type="string">
            <text:p>AlarmHourOff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10"/>
          <table:table-cell table:style-name="ce13" office:value-type="float" office:value="137">
            <text:p>137</text:p>
          </table:table-cell>
          <table:table-cell table:style-name="ce23" office:value-type="string">
            <text:p>AlarmMinOff[5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3">
          <table:table-cell table:style-name="ce8" office:value-type="string" table:number-columns-spanned="1" table:number-rows-spanned="6">
            <text:p>ALARM 6</text:p>
          </table:table-cell>
          <table:table-cell table:style-name="ce15" office:value-type="float" office:value="138">
            <text:p>138</text:p>
          </table:table-cell>
          <table:table-cell table:style-name="ce22" office:value-type="string">
            <text:p>AlarmType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39">
            <text:p>139</text:p>
          </table:table-cell>
          <table:table-cell table:style-name="ce22" office:value-type="string">
            <text:p>AlarmRelay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40">
            <text:p>140</text:p>
          </table:table-cell>
          <table:table-cell table:style-name="ce22" office:value-type="string">
            <text:p>AlarmHourOn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41">
            <text:p>141</text:p>
          </table:table-cell>
          <table:table-cell table:style-name="ce22" office:value-type="string">
            <text:p>AlarmMinOn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42">
            <text:p>142</text:p>
          </table:table-cell>
          <table:table-cell table:style-name="ce22" office:value-type="string">
            <text:p>AlarmHourOff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10"/>
          <table:table-cell table:style-name="ce15" office:value-type="float" office:value="143">
            <text:p>143</text:p>
          </table:table-cell>
          <table:table-cell table:style-name="ce22" office:value-type="string">
            <text:p>AlarmMinOff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3">
          <table:table-cell table:style-name="ce8" office:value-type="string" table:number-columns-spanned="1" table:number-rows-spanned="6">
            <text:p>ALARM 7</text:p>
          </table:table-cell>
          <table:table-cell table:style-name="ce14" office:value-type="float" office:value="144">
            <text:p>144</text:p>
          </table:table-cell>
          <table:table-cell table:style-name="ce21" office:value-type="string">
            <text:p>AlarmType[7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45">
            <text:p>145</text:p>
          </table:table-cell>
          <table:table-cell table:style-name="ce22" office:value-type="string">
            <text:p>AlarmRelay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46">
            <text:p>146</text:p>
          </table:table-cell>
          <table:table-cell table:style-name="ce22" office:value-type="string">
            <text:p>AlarmHourOn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47">
            <text:p>147</text:p>
          </table:table-cell>
          <table:table-cell table:style-name="ce22" office:value-type="string">
            <text:p>AlarmMinOn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3">
          <table:covered-table-cell table:style-name="ce9"/>
          <table:table-cell table:style-name="ce15" office:value-type="float" office:value="148">
            <text:p>148</text:p>
          </table:table-cell>
          <table:table-cell table:style-name="ce22" office:value-type="string">
            <text:p>AlarmHourOff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3">
          <table:covered-table-cell table:style-name="ce10"/>
          <table:table-cell table:style-name="ce13" office:value-type="float" office:value="149">
            <text:p>149</text:p>
          </table:table-cell>
          <table:table-cell table:style-name="ce23" office:value-type="string">
            <text:p>AlarmMinOff[7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3">
          <table:table-cell/>
          <table:table-cell table:style-name="ce16" office:value-type="float" office:value="150">
            <text:p>150</text:p>
          </table:table-cell>
          <table:table-cell table:style-name="ce19" office:value-type="string">
            <text:p>RelayState</text:p>
          </table:table-cell>
          <table:table-cell table:style-name="ce29" office:value-type="string">
            <text:p>Byte</text:p>
          </table:table-cell>
          <table:table-cell table:style-name="ce24" office:value-type="float" office:value="1">
            <text:p>1</text:p>
          </table:table-cell>
          <table:table-cell/>
          <table:table-cell table:style-name="ce38" office:value-type="string">
            <text:p>Holds the current state of all alarms</text:p>
          </table:table-cell>
          <table:table-cell table:number-columns-repeated="1017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 Settings" table:style-name="ta4" table:print="false">
        <office:forms form:automatic-focus="false" form:apply-design-mode="false"/>
        <table:table-column table:style-name="co13" table:default-cell-style-name="Excel_20_Built-in_20_Normal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default-cell-style-name="Excel_20_Built-in_20_Normal"/>
        <table:table-column table:style-name="co6" table:number-columns-repeated="1017" table:default-cell-style-name="Excel_20_Built-in_20_Normal"/>
        <table:table-row table:style-name="ro6">
          <table:table-cell table:style-name="ce1" office:value-type="string" table:number-columns-spanned="5" table:number-rows-spanned="1">
            <text:p>USER SETTINGS</text:p>
          </table:table-cell>
          <table:covered-table-cell table:number-columns-repeated="4" table:style-name="ce2"/>
          <table:table-cell office:value-type="string">
            <text:p>Start Address = 151</text:p>
          </table:table-cell>
          <table:table-cell office:value-type="string">
            <text:p>Ending Address = 255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>
            <text:p>E2 Address</text:p>
          </table:table-cell>
          <table:table-cell table:style-name="ce21" office:value-type="string">
            <text:p>Setting</text:p>
          </table:table-cell>
          <table:table-cell table:style-name="ce31" office:value-type="string">
            <text:p>Data Type</text:p>
          </table:table-cell>
          <table:table-cell table:style-name="ce31" office:value-type="string">
            <text:p>Bytes Used</text:p>
          </table:table-cell>
          <table:table-cell table:style-name="ce31" office:value-type="string">
            <text:p>Default</text:p>
          </table:table-cell>
          <table:table-cell table:style-name="ce34" office:value-type="string">
            <text:p>Info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0]</text:p>
          </table:table-cell>
          <table:table-cell table:style-name="ce14" office:value-type="float" office:value="151">
            <text:p>151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2">
            <text:p>152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3">
            <text:p>153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4">
            <text:p>154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5">
            <text:p>155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6">
            <text:p>156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7">
            <text:p>157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58">
            <text:p>158</text:p>
          </table:table-cell>
          <table:table-cell table:style-name="ce23" office:value-type="string">
            <text:p>address byte 7</text:p>
          </table:table-cell>
          <table:table-cell table:style-name="ce2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7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1]</text:p>
          </table:table-cell>
          <table:table-cell table:style-name="ce14" office:value-type="float" office:value="159">
            <text:p>159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0">
            <text:p>160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1">
            <text:p>161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2">
            <text:p>162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3">
            <text:p>163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4">
            <text:p>164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5">
            <text:p>165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66">
            <text:p>166</text:p>
          </table:table-cell>
          <table:table-cell table:style-name="ce23" office:value-type="string">
            <text:p>address byte 7</text:p>
          </table:table-cell>
          <table:table-cell table:style-name="ce2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7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2]</text:p>
          </table:table-cell>
          <table:table-cell table:style-name="ce14" office:value-type="float" office:value="167">
            <text:p>167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8">
            <text:p>168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9">
            <text:p>169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0">
            <text:p>170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1">
            <text:p>171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2">
            <text:p>172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3">
            <text:p>173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74">
            <text:p>174</text:p>
          </table:table-cell>
          <table:table-cell table:style-name="ce23" office:value-type="string">
            <text:p>address byte 7</text:p>
          </table:table-cell>
          <table:table-cell table:style-name="ce2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7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3]</text:p>
          </table:table-cell>
          <table:table-cell table:style-name="ce14" office:value-type="float" office:value="175">
            <text:p>175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6">
            <text:p>176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7">
            <text:p>177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8">
            <text:p>178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9">
            <text:p>179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0">
            <text:p>180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1">
            <text:p>181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5" office:value-type="float" office:value="182">
            <text:p>182</text:p>
          </table:table-cell>
          <table:table-cell table:style-name="ce22" office:value-type="string">
            <text:p>address byte 7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0]</text:p>
          </table:table-cell>
          <table:table-cell table:style-name="ce14" office:value-type="float" office:value="183">
            <text:p>18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42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4">
            <text:p>18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5">
            <text:p>18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6">
            <text:p>18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7">
            <text:p>18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8">
            <text:p>18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9">
            <text:p>18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0">
            <text:p>19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1">
            <text:p>19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92">
            <text:p>19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1]</text:p>
          </table:table-cell>
          <table:table-cell table:style-name="ce14" office:value-type="float" office:value="193">
            <text:p>19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35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4">
            <text:p>19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5">
            <text:p>19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6">
            <text:p>19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7">
            <text:p>19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8">
            <text:p>19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9">
            <text:p>19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0">
            <text:p>20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1">
            <text:p>20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202">
            <text:p>20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2]</text:p>
          </table:table-cell>
          <table:table-cell table:style-name="ce14" office:value-type="float" office:value="203">
            <text:p>20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35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4">
            <text:p>20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5">
            <text:p>20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6">
            <text:p>20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7">
            <text:p>20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8">
            <text:p>20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9">
            <text:p>20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0">
            <text:p>21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1">
            <text:p>21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212">
            <text:p>21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3]</text:p>
          </table:table-cell>
          <table:table-cell table:style-name="ce14" office:value-type="float" office:value="213">
            <text:p>21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35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4">
            <text:p>21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5">
            <text:p>21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6">
            <text:p>21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7">
            <text:p>21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8">
            <text:p>21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9">
            <text:p>21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20">
            <text:p>22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21">
            <text:p>22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222">
            <text:p>22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3">
            <text:p>223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4">
            <text:p>224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5">
            <text:p>225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6">
            <text:p>226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7">
            <text:p>227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8">
            <text:p>228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9">
            <text:p>22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0">
            <text:p>23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1">
            <text:p>23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2">
            <text:p>23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3">
            <text:p>23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4">
            <text:p>23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5">
            <text:p>23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6">
            <text:p>2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7">
            <text:p>23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8">
            <text:p>23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9">
            <text:p>23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0">
            <text:p>24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1">
            <text:p>24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2">
            <text:p>24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3">
            <text:p>24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4">
            <text:p>24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5">
            <text:p>2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6">
            <text:p>24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7">
            <text:p>24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8">
            <text:p>24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9">
            <text:p>24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0">
            <text:p>25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1">
            <text:p>2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2">
            <text:p>2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3">
            <text:p>25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4">
            <text:p>25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5">
            <text:p>255</text:p>
          </table:table-cell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t Shift" table:style-name="ta5" table:print="false">
        <office:forms form:automatic-focus="false" form:apply-design-mode="false"/>
        <table:table-column table:style-name="co12" table:default-cell-style-name="ce44"/>
        <table:table-column table:style-name="co16" table:number-columns-repeated="8" table:default-cell-style-name="Excel_20_Built-in_20_Normal"/>
        <table:table-column table:style-name="co6" table:number-columns-repeated="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6" table:number-columns-repeated="1009" table:default-cell-style-name="Excel_20_Built-in_20_Normal"/>
        <table:table-row table:style-name="ro3">
          <table:table-cell table:style-name="ce43"/>
          <table:table-cell table:style-name="ce45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/>
          <table:table-cell office:value-type="string">
            <text:p>Serial debugging bits</text:p>
          </table:table-cell>
          <table:table-cell table:number-columns-repeated="7"/>
          <table:table-cell table:style-name="ce46" office:value-type="string">
            <text:p>id</text:p>
          </table:table-cell>
          <table:table-cell table:style-name="ce46" office:value-type="string">
            <text:p>Alarmid</text:p>
          </table:table-cell>
          <table:table-cell table:style-name="ce46" office:value-type="string">
            <text:p>Alarmid</text:p>
          </table:table-cell>
          <table:table-cell table:number-columns-repeated="1001"/>
        </table:table-row>
        <table:table-row table:style-name="ro2">
          <table:table-cell office:value-type="string">
            <text:p>Alarm 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isabled</text:p>
          </table:table-cell>
          <table:table-cell table:number-columns-repeated="6"/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/>
          <table:table-cell table:formula="of:=([.V2]-1)/2" office:value-type="float" office:value="0">
            <text:p>0</text:p>
          </table:table-cell>
          <table:table-cell table:formula="of:=([.W2]-2)/2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string">
            <text:p>Alarm 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mperature Sensors</text:p>
          </table:table-cell>
          <table:table-cell table:number-columns-repeated="6"/>
          <table:table-cell table:style-name="ce46" office:value-type="float" office:value="1">
            <text:p>1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/>
          <table:table-cell table:formula="of:=([.V3]-1)/2" office:value-type="float" office:value="1">
            <text:p>1</text:p>
          </table:table-cell>
          <table:table-cell table:formula="of:=([.W3]-2)/2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Alarm 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nu System</text:p>
          </table:table-cell>
          <table:table-cell table:number-columns-repeated="6"/>
          <table:table-cell table:style-name="ce46" office:value-type="float" office:value="2">
            <text:p>2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/>
          <table:table-cell table:formula="of:=([.V4]-1)/2" office:value-type="float" office:value="2">
            <text:p>2</text:p>
          </table:table-cell>
          <table:table-cell table:formula="of:=([.W4]-2)/2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string">
            <text:p>Alarm 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larm</text:p>
          </table:table-cell>
          <table:table-cell table:number-columns-repeated="6"/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/>
          <table:table-cell table:formula="of:=([.V5]-1)/2" office:value-type="float" office:value="3">
            <text:p>3</text:p>
          </table:table-cell>
          <table:table-cell table:formula="of:=([.W5]-2)/2" office:value-type="float" office:value="3">
            <text:p>3</text:p>
          </table:table-cell>
          <table:table-cell table:number-columns-repeated="998"/>
        </table:table-row>
        <table:table-row table:style-name="ro2">
          <table:table-cell office:value-type="string">
            <text:p>Alarm 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EPROM read/write</text:p>
          </table:table-cell>
          <table:table-cell table:number-columns-repeated="6"/>
          <table:table-cell table:style-name="ce46" office:value-type="float" office:value="4">
            <text:p>4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0">
            <text:p>10</text:p>
          </table:table-cell>
          <table:table-cell/>
          <table:table-cell table:formula="of:=([.V6]-1)/2" office:value-type="float" office:value="4">
            <text:p>4</text:p>
          </table:table-cell>
          <table:table-cell table:formula="of:=([.W6]-2)/2" office:value-type="float" office:value="4">
            <text:p>4</text:p>
          </table:table-cell>
          <table:table-cell table:number-columns-repeated="998"/>
        </table:table-row>
        <table:table-row table:style-name="ro2">
          <table:table-cell office:value-type="string">
            <text:p>Alarm 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Relays</text:p>
          </table:table-cell>
          <table:table-cell table:number-columns-repeated="6"/>
          <table:table-cell table:style-name="ce46" office:value-type="float" office:value="5">
            <text:p>5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2">
            <text:p>12</text:p>
          </table:table-cell>
          <table:table-cell/>
          <table:table-cell table:formula="of:=([.V7]-1)/2" office:value-type="float" office:value="5">
            <text:p>5</text:p>
          </table:table-cell>
          <table:table-cell table:formula="of:=([.W7]-2)/2" office:value-type="float" office:value="5">
            <text:p>5</text:p>
          </table:table-cell>
          <table:table-cell table:number-columns-repeated="998"/>
        </table:table-row>
        <table:table-row table:style-name="ro2">
          <table:table-cell office:value-type="string">
            <text:p>Alarm 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System</text:p>
          </table:table-cell>
          <table:table-cell table:number-columns-repeated="6"/>
          <table:table-cell table:style-name="ce46" office:value-type="float" office:value="6">
            <text:p>6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4">
            <text:p>14</text:p>
          </table:table-cell>
          <table:table-cell/>
          <table:table-cell table:formula="of:=([.V8]-1)/2" office:value-type="float" office:value="6">
            <text:p>6</text:p>
          </table:table-cell>
          <table:table-cell table:formula="of:=([.W8]-2)/2" office:value-type="float" office:value="6">
            <text:p>6</text:p>
          </table:table-cell>
          <table:table-cell table:number-columns-repeated="998"/>
        </table:table-row>
        <table:table-row table:style-name="ro2">
          <table:table-cell office:value-type="string">
            <text:p>Alarm 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Flow Sensor</text:p>
          </table:table-cell>
          <table:table-cell table:number-columns-repeated="6"/>
          <table:table-cell table:style-name="ce46" office:value-type="float" office:value="7">
            <text:p>7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16">
            <text:p>16</text:p>
          </table:table-cell>
          <table:table-cell/>
          <table:table-cell table:formula="of:=([.V9]-1)/2" office:value-type="float" office:value="7">
            <text:p>7</text:p>
          </table:table-cell>
          <table:table-cell table:formula="of:=([.W9]-2)/2" office:value-type="float" office:value="7">
            <text:p>7</text:p>
          </table:table-cell>
          <table:table-cell table:number-columns-repeated="998"/>
        </table:table-row>
        <table:table-row table:style-name="ro2">
          <table:table-cell table:number-columns-repeated="12"/>
          <table:table-cell office:value-type="float" office:value="128">
            <text:p>128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float" office:value="255">
            <text:p>255</text:p>
          </table:table-cell>
          <table:table-cell office:value-type="string">
            <text:p>All Debugging enabled</text:p>
          </table:table-cell>
          <table:table-cell table:number-columns-repeated="1010"/>
        </table:table-row>
        <table:table-row table:style-name="ro3">
          <table:table-cell office:value-type="string">
            <text:p>AlarmEnable</text:p>
          </table:table-cell>
          <table:table-cell table:number-columns-repeated="9" office:value-type="float" office:value="0">
            <text:p>0</text:p>
          </table:table-cell>
          <table:table-cell table:formula="of:=DEC2BIN([.J12])" office:value-type="string" office:string-value="0">
            <text:p>0</text:p>
          </table:table-cell>
          <table:table-cell table:number-columns-repeated="1013"/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DEC2BIN([.J13])" office:value-type="string" office:string-value="1">
            <text:p>1</text:p>
          </table:table-cell>
          <table:table-cell table:number-columns-repeated="1013"/>
        </table:table-row>
        <table:table-row table:style-name="ro3"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DEC2BIN([.J14])" office:value-type="string" office:string-value="10">
            <text:p>10</text:p>
          </table:table-cell>
          <table:table-cell/>
          <table:table-cell office:value-type="string">
            <text:p>MenuNumSel types</text:p>
          </table:table-cell>
          <table:table-cell table:number-columns-repeated="1011"/>
        </table:table-row>
        <table:table-row table:style-name="ro2"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DEC2BIN([.J15])" office:value-type="string" office:string-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rmal numbers</text:p>
          </table:table-cell>
          <table:table-cell table:number-columns-repeated="1010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DEC2BIN([.J16])" office:value-type="string" office:string-value="100">
            <text:p>1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office:value-type="string">
            <text:p>For Hours</text:p>
          </table:table-cell>
          <table:table-cell office:value-type="string">
            <text:p>Minutes should work fine with Normal numbers</text:p>
          </table:table-cell>
          <table:table-cell table:number-columns-repeated="1008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DEC2BIN([.J17])" office:value-type="string" office:string-value="101">
            <text:p>10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s/No</text:p>
          </table:table-cell>
          <table:table-cell table:number-columns-repeated="1010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DEC2BIN([.J18])" office:value-type="string" office:string-value="110">
            <text:p>1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nable/Disable</text:p>
          </table:table-cell>
          <table:table-cell table:number-columns-repeated="1010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DEC2BIN([.J19])" office:value-type="string" office:string-value="111">
            <text:p>11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+/-</text:p>
          </table:table-cell>
          <table:table-cell table:number-columns-repeated="10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DEC2BIN([.J20])" office:value-type="string" office:string-value="1000">
            <text:p>100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Day of the week</text:p>
          </table:table-cell>
          <table:table-cell table:number-columns-repeated="10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DEC2BIN([.J21])" office:value-type="string" office:string-value="1001">
            <text:p>1001</text:p>
          </table:table-cell>
          <table:table-cell/>
          <table:table-cell office:value-type="float" office:value="32">
            <text:p>32</text:p>
          </table:table-cell>
          <table:table-cell table:number-columns-repeated="1011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DEC2BIN([.J22])" office:value-type="string" office:string-value="1010">
            <text:p>101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Suppress the save or exit saving message</text:p>
          </table:table-cell>
          <table:table-cell table:number-columns-repeated="10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DEC2BIN([.J23])" office:value-type="string" office:string-value="1011">
            <text:p>1011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No write to EEPROM</text:p>
          </table:table-cell>
          <table:table-cell office:value-type="string">
            <text:p>Any number higher than 128 will be no write</text:p>
          </table:table-cell>
          <table:table-cell table:number-columns-repeated="1009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DEC2BIN([.J24])" office:value-type="string" office:string-value="1100">
            <text:p>1100</text:p>
          </table:table-cell>
          <table:table-cell/>
          <table:table-cell office:value-type="float" office:value="255">
            <text:p>255</text:p>
          </table:table-cell>
          <table:table-cell table:number-columns-repeated="1011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DEC2BIN([.J25])" office:value-type="string" office:string-value="1101">
            <text:p>1101</text:p>
          </table:table-cell>
          <table:table-cell table:number-columns-repeated="1013"/>
        </table:table-row>
        <table:table-row table:style-name="ro3">
          <table:table-cell/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DEC2BIN([.J26])" office:value-type="string" office:string-value="1110">
            <text:p>1110</text:p>
          </table:table-cell>
          <table:table-cell/>
          <table:table-cell office:value-type="string">
            <text:p>LCDTimeDisplay display variables</text:p>
          </table:table-cell>
          <table:table-cell table:number-columns-repeated="1011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DEC2BIN([.J27])" office:value-type="string" office:string-value="1111">
            <text:p>11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 </text:p>
          </table:table-cell>
          <table:table-cell table:number-columns-repeated="1010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DEC2BIN([.J28])" office:value-type="string" office:string-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DEC2BIN([.J29])" office:value-type="string" office:string-value="10001">
            <text:p>10001</text:p>
          </table:table-cell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DEC2BIN([.J30])" office:value-type="string" office:string-value="10010">
            <text:p>1001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DEC2BIN([.J31])" office:value-type="string" office:string-value="10011">
            <text:p>10011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DEC2BIN([.J32])" office:value-type="string" office:string-value="10100">
            <text:p>10100</text:p>
          </table:table-cell>
          <table:table-cell/>
          <table:table-cell office:value-type="float" office:value="16">
            <text:p>16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DEC2BIN([.J33])" office:value-type="string" office:string-value="10101">
            <text:p>10101</text:p>
          </table:table-cell>
          <table:table-cell/>
          <table:table-cell office:value-type="float" office:value="32">
            <text:p>32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DEC2BIN([.J34])" office:value-type="string" office:string-value="10110">
            <text:p>10110</text:p>
          </table:table-cell>
          <table:table-cell/>
          <table:table-cell office:value-type="float" office:value="64">
            <text:p>64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DEC2BIN([.J35])" office:value-type="string" office:string-value="10111">
            <text:p>10111</text:p>
          </table:table-cell>
          <table:table-cell/>
          <table:table-cell office:value-type="float" office:value="128">
            <text:p>128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DEC2BIN([.J36])" office:value-type="string" office:string-value="11000">
            <text:p>11000</text:p>
          </table:table-cell>
          <table:table-cell/>
          <table:table-cell office:value-type="float" office:value="255">
            <text:p>255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DEC2BIN([.J37])" office:value-type="string" office:string-value="11001">
            <text:p>110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DEC2BIN([.J38])" office:value-type="string" office:string-value="11010">
            <text:p>110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DEC2BIN([.J39])" office:value-type="string" office:string-value="11011">
            <text:p>110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DEC2BIN([.J40])" office:value-type="string" office:string-value="11100">
            <text:p>111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DEC2BIN([.J41])" office:value-type="string" office:string-value="11101">
            <text:p>111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DEC2BIN([.J42])" office:value-type="string" office:string-value="11110">
            <text:p>111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DEC2BIN([.J43])" office:value-type="string" office:string-value="11111">
            <text:p>1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DEC2BIN([.J44])" office:value-type="string" office:string-value="100000">
            <text:p>10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DEC2BIN([.J45])" office:value-type="string" office:string-value="100001">
            <text:p>10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DEC2BIN([.J46])" office:value-type="string" office:string-value="100010">
            <text:p>10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DEC2BIN([.J47])" office:value-type="string" office:string-value="100011">
            <text:p>10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DEC2BIN([.J48])" office:value-type="string" office:string-value="100100">
            <text:p>10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DEC2BIN([.J49])" office:value-type="string" office:string-value="100101">
            <text:p>10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DEC2BIN([.J50])" office:value-type="string" office:string-value="100110">
            <text:p>10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DEC2BIN([.J51])" office:value-type="string" office:string-value="100111">
            <text:p>10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DEC2BIN([.J52])" office:value-type="string" office:string-value="101000">
            <text:p>10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DEC2BIN([.J53])" office:value-type="string" office:string-value="101001">
            <text:p>10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DEC2BIN([.J54])" office:value-type="string" office:string-value="101010">
            <text:p>10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DEC2BIN([.J55])" office:value-type="string" office:string-value="101011">
            <text:p>10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DEC2BIN([.J56])" office:value-type="string" office:string-value="101100">
            <text:p>10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DEC2BIN([.J57])" office:value-type="string" office:string-value="101101">
            <text:p>10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DEC2BIN([.J58])" office:value-type="string" office:string-value="101110">
            <text:p>10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DEC2BIN([.J59])" office:value-type="string" office:string-value="101111">
            <text:p>10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DEC2BIN([.J60])" office:value-type="string" office:string-value="110000">
            <text:p>11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DEC2BIN([.J61])" office:value-type="string" office:string-value="110001">
            <text:p>11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DEC2BIN([.J62])" office:value-type="string" office:string-value="110010">
            <text:p>11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DEC2BIN([.J63])" office:value-type="string" office:string-value="110011">
            <text:p>11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DEC2BIN([.J64])" office:value-type="string" office:string-value="110100">
            <text:p>11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DEC2BIN([.J65])" office:value-type="string" office:string-value="110101">
            <text:p>11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DEC2BIN([.J66])" office:value-type="string" office:string-value="110110">
            <text:p>11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DEC2BIN([.J67])" office:value-type="string" office:string-value="110111">
            <text:p>11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DEC2BIN([.J68])" office:value-type="string" office:string-value="111000">
            <text:p>11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DEC2BIN([.J69])" office:value-type="string" office:string-value="111001">
            <text:p>11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DEC2BIN([.J70])" office:value-type="string" office:string-value="111010">
            <text:p>11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DEC2BIN([.J71])" office:value-type="string" office:string-value="111011">
            <text:p>11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DEC2BIN([.J72])" office:value-type="string" office:string-value="111100">
            <text:p>11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DEC2BIN([.J73])" office:value-type="string" office:string-value="111101">
            <text:p>11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DEC2BIN([.J74])" office:value-type="string" office:string-value="111110">
            <text:p>11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DEC2BIN([.J75])" office:value-type="string" office:string-value="111111">
            <text:p>1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DEC2BIN([.J76])" office:value-type="string" office:string-value="1000000">
            <text:p>10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DEC2BIN([.J77])" office:value-type="string" office:string-value="1000001">
            <text:p>10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DEC2BIN([.J78])" office:value-type="string" office:string-value="1000010">
            <text:p>10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DEC2BIN([.J79])" office:value-type="string" office:string-value="1000011">
            <text:p>10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DEC2BIN([.J80])" office:value-type="string" office:string-value="1000100">
            <text:p>10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DEC2BIN([.J81])" office:value-type="string" office:string-value="1000101">
            <text:p>10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DEC2BIN([.J82])" office:value-type="string" office:string-value="1000110">
            <text:p>10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1">
            <text:p>71</text:p>
          </table:table-cell>
          <table:table-cell table:formula="of:=DEC2BIN([.J83])" office:value-type="string" office:string-value="1000111">
            <text:p>10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formula="of:=DEC2BIN([.J84])" office:value-type="string" office:string-value="1001000">
            <text:p>10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DEC2BIN([.J85])" office:value-type="string" office:string-value="1001001">
            <text:p>10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DEC2BIN([.J86])" office:value-type="string" office:string-value="1001010">
            <text:p>10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DEC2BIN([.J87])" office:value-type="string" office:string-value="1001011">
            <text:p>10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formula="of:=DEC2BIN([.J88])" office:value-type="string" office:string-value="1001100">
            <text:p>10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formula="of:=DEC2BIN([.J89])" office:value-type="string" office:string-value="1001101">
            <text:p>10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DEC2BIN([.J90])" office:value-type="string" office:string-value="1001110">
            <text:p>10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79">
            <text:p>79</text:p>
          </table:table-cell>
          <table:table-cell table:formula="of:=DEC2BIN([.J91])" office:value-type="string" office:string-value="1001111">
            <text:p>10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DEC2BIN([.J92])" office:value-type="string" office:string-value="1010000">
            <text:p>10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formula="of:=DEC2BIN([.J93])" office:value-type="string" office:string-value="1010001">
            <text:p>10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DEC2BIN([.J94])" office:value-type="string" office:string-value="1010010">
            <text:p>10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DEC2BIN([.J95])" office:value-type="string" office:string-value="1010011">
            <text:p>10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DEC2BIN([.J96])" office:value-type="string" office:string-value="1010100">
            <text:p>10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DEC2BIN([.J97])" office:value-type="string" office:string-value="1010101">
            <text:p>10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DEC2BIN([.J98])" office:value-type="string" office:string-value="1010110">
            <text:p>10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DEC2BIN([.J99])" office:value-type="string" office:string-value="1010111">
            <text:p>10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formula="of:=DEC2BIN([.J100])" office:value-type="string" office:string-value="1011000">
            <text:p>10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formula="of:=DEC2BIN([.J101])" office:value-type="string" office:string-value="1011001">
            <text:p>10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DEC2BIN([.J102])" office:value-type="string" office:string-value="1011010">
            <text:p>10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DEC2BIN([.J103])" office:value-type="string" office:string-value="1011011">
            <text:p>10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formula="of:=DEC2BIN([.J104])" office:value-type="string" office:string-value="1011100">
            <text:p>10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formula="of:=DEC2BIN([.J105])" office:value-type="string" office:string-value="1011101">
            <text:p>10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formula="of:=DEC2BIN([.J106])" office:value-type="string" office:string-value="1011110">
            <text:p>10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5">
            <text:p>95</text:p>
          </table:table-cell>
          <table:table-cell table:formula="of:=DEC2BIN([.J107])" office:value-type="string" office:string-value="1011111">
            <text:p>10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6">
            <text:p>96</text:p>
          </table:table-cell>
          <table:table-cell table:formula="of:=DEC2BIN([.J108])" office:value-type="string" office:string-value="1100000">
            <text:p>11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DEC2BIN([.J109])" office:value-type="string" office:string-value="1100001">
            <text:p>11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DEC2BIN([.J110])" office:value-type="string" office:string-value="1100010">
            <text:p>11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formula="of:=DEC2BIN([.J111])" office:value-type="string" office:string-value="1100011">
            <text:p>11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DEC2BIN([.J112])" office:value-type="string" office:string-value="1100100">
            <text:p>11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formula="of:=DEC2BIN([.J113])" office:value-type="string" office:string-value="1100101">
            <text:p>11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DEC2BIN([.J114])" office:value-type="string" office:string-value="1100110">
            <text:p>11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3">
            <text:p>103</text:p>
          </table:table-cell>
          <table:table-cell table:formula="of:=DEC2BIN([.J115])" office:value-type="string" office:string-value="1100111">
            <text:p>11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formula="of:=DEC2BIN([.J116])" office:value-type="string" office:string-value="1101000">
            <text:p>11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formula="of:=DEC2BIN([.J117])" office:value-type="string" office:string-value="1101001">
            <text:p>11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formula="of:=DEC2BIN([.J118])" office:value-type="string" office:string-value="1101010">
            <text:p>11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 table:formula="of:=DEC2BIN([.J119])" office:value-type="string" office:string-value="1101011">
            <text:p>11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DEC2BIN([.J120])" office:value-type="string" office:string-value="1101100">
            <text:p>11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formula="of:=DEC2BIN([.J121])" office:value-type="string" office:string-value="1101101">
            <text:p>11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DEC2BIN([.J122])" office:value-type="string" office:string-value="1101110">
            <text:p>11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11">
            <text:p>111</text:p>
          </table:table-cell>
          <table:table-cell table:formula="of:=DEC2BIN([.J123])" office:value-type="string" office:string-value="1101111">
            <text:p>11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2">
            <text:p>112</text:p>
          </table:table-cell>
          <table:table-cell table:formula="of:=DEC2BIN([.J124])" office:value-type="string" office:string-value="1110000">
            <text:p>11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formula="of:=DEC2BIN([.J125])" office:value-type="string" office:string-value="1110001">
            <text:p>11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table:formula="of:=DEC2BIN([.J126])" office:value-type="string" office:string-value="1110010">
            <text:p>11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DEC2BIN([.J127])" office:value-type="string" office:string-value="1110011">
            <text:p>11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DEC2BIN([.J128])" office:value-type="string" office:string-value="1110100">
            <text:p>11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formula="of:=DEC2BIN([.J129])" office:value-type="string" office:string-value="1110101">
            <text:p>11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DEC2BIN([.J130])" office:value-type="string" office:string-value="1110110">
            <text:p>11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9">
            <text:p>119</text:p>
          </table:table-cell>
          <table:table-cell table:formula="of:=DEC2BIN([.J131])" office:value-type="string" office:string-value="1110111">
            <text:p>11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DEC2BIN([.J132])" office:value-type="string" office:string-value="1111000">
            <text:p>11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DEC2BIN([.J133])" office:value-type="string" office:string-value="1111001">
            <text:p>11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DEC2BIN([.J134])" office:value-type="string" office:string-value="1111010">
            <text:p>11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DEC2BIN([.J135])" office:value-type="string" office:string-value="1111011">
            <text:p>11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4">
            <text:p>124</text:p>
          </table:table-cell>
          <table:table-cell table:formula="of:=DEC2BIN([.J136])" office:value-type="string" office:string-value="1111100">
            <text:p>11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DEC2BIN([.J137])" office:value-type="string" office:string-value="1111101">
            <text:p>11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DEC2BIN([.J138])" office:value-type="string" office:string-value="1111110">
            <text:p>11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27">
            <text:p>127</text:p>
          </table:table-cell>
          <table:table-cell table:formula="of:=DEC2BIN([.J139])" office:value-type="string" office:string-value="1111111">
            <text:p>11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DEC2BIN([.J140])" office:value-type="string" office:string-value="10000000">
            <text:p>100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DEC2BIN([.J141])" office:value-type="string" office:string-value="10000001">
            <text:p>100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formula="of:=DEC2BIN([.J142])" office:value-type="string" office:string-value="10000010">
            <text:p>100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1">
            <text:p>131</text:p>
          </table:table-cell>
          <table:table-cell table:formula="of:=DEC2BIN([.J143])" office:value-type="string" office:string-value="10000011">
            <text:p>100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DEC2BIN([.J144])" office:value-type="string" office:string-value="10000100">
            <text:p>100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table:formula="of:=DEC2BIN([.J145])" office:value-type="string" office:string-value="10000101">
            <text:p>100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DEC2BIN([.J146])" office:value-type="string" office:string-value="10000110">
            <text:p>100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35">
            <text:p>135</text:p>
          </table:table-cell>
          <table:table-cell table:formula="of:=DEC2BIN([.J147])" office:value-type="string" office:string-value="10000111">
            <text:p>100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DEC2BIN([.J148])" office:value-type="string" office:string-value="10001000">
            <text:p>100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DEC2BIN([.J149])" office:value-type="string" office:string-value="10001001">
            <text:p>100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DEC2BIN([.J150])" office:value-type="string" office:string-value="10001010">
            <text:p>100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DEC2BIN([.J151])" office:value-type="string" office:string-value="10001011">
            <text:p>100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DEC2BIN([.J152])" office:value-type="string" office:string-value="10001100">
            <text:p>100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DEC2BIN([.J153])" office:value-type="string" office:string-value="10001101">
            <text:p>100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DEC2BIN([.J154])" office:value-type="string" office:string-value="10001110">
            <text:p>100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f:=DEC2BIN([.J155])" office:value-type="string" office:string-value="10001111">
            <text:p>100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table:formula="of:=DEC2BIN([.J156])" office:value-type="string" office:string-value="10010000">
            <text:p>100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table:formula="of:=DEC2BIN([.J157])" office:value-type="string" office:string-value="10010001">
            <text:p>100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DEC2BIN([.J158])" office:value-type="string" office:string-value="10010010">
            <text:p>100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7">
            <text:p>147</text:p>
          </table:table-cell>
          <table:table-cell table:formula="of:=DEC2BIN([.J159])" office:value-type="string" office:string-value="10010011">
            <text:p>100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DEC2BIN([.J160])" office:value-type="string" office:string-value="10010100">
            <text:p>100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DEC2BIN([.J161])" office:value-type="string" office:string-value="10010101">
            <text:p>100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DEC2BIN([.J162])" office:value-type="string" office:string-value="10010110">
            <text:p>100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51">
            <text:p>151</text:p>
          </table:table-cell>
          <table:table-cell table:formula="of:=DEC2BIN([.J163])" office:value-type="string" office:string-value="10010111">
            <text:p>100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formula="of:=DEC2BIN([.J164])" office:value-type="string" office:string-value="10011000">
            <text:p>100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formula="of:=DEC2BIN([.J165])" office:value-type="string" office:string-value="10011001">
            <text:p>100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table:formula="of:=DEC2BIN([.J166])" office:value-type="string" office:string-value="10011010">
            <text:p>100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5">
            <text:p>155</text:p>
          </table:table-cell>
          <table:table-cell table:formula="of:=DEC2BIN([.J167])" office:value-type="string" office:string-value="10011011">
            <text:p>100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DEC2BIN([.J168])" office:value-type="string" office:string-value="10011100">
            <text:p>100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formula="of:=DEC2BIN([.J169])" office:value-type="string" office:string-value="10011101">
            <text:p>100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table:formula="of:=DEC2BIN([.J170])" office:value-type="string" office:string-value="10011110">
            <text:p>100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59">
            <text:p>159</text:p>
          </table:table-cell>
          <table:table-cell table:formula="of:=DEC2BIN([.J171])" office:value-type="string" office:string-value="10011111">
            <text:p>100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0">
            <text:p>160</text:p>
          </table:table-cell>
          <table:table-cell table:formula="of:=DEC2BIN([.J172])" office:value-type="string" office:string-value="10100000">
            <text:p>101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DEC2BIN([.J173])" office:value-type="string" office:string-value="10100001">
            <text:p>101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formula="of:=DEC2BIN([.J174])" office:value-type="string" office:string-value="10100010">
            <text:p>101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DEC2BIN([.J175])" office:value-type="string" office:string-value="10100011">
            <text:p>101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DEC2BIN([.J176])" office:value-type="string" office:string-value="10100100">
            <text:p>101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formula="of:=DEC2BIN([.J177])" office:value-type="string" office:string-value="10100101">
            <text:p>101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table:formula="of:=DEC2BIN([.J178])" office:value-type="string" office:string-value="10100110">
            <text:p>101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67">
            <text:p>167</text:p>
          </table:table-cell>
          <table:table-cell table:formula="of:=DEC2BIN([.J179])" office:value-type="string" office:string-value="10100111">
            <text:p>101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DEC2BIN([.J180])" office:value-type="string" office:string-value="10101000">
            <text:p>101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DEC2BIN([.J181])" office:value-type="string" office:string-value="10101001">
            <text:p>101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formula="of:=DEC2BIN([.J182])" office:value-type="string" office:string-value="10101010">
            <text:p>101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1">
            <text:p>171</text:p>
          </table:table-cell>
          <table:table-cell table:formula="of:=DEC2BIN([.J183])" office:value-type="string" office:string-value="10101011">
            <text:p>101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formula="of:=DEC2BIN([.J184])" office:value-type="string" office:string-value="10101100">
            <text:p>101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DEC2BIN([.J185])" office:value-type="string" office:string-value="10101101">
            <text:p>101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DEC2BIN([.J186])" office:value-type="string" office:string-value="10101110">
            <text:p>101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DEC2BIN([.J187])" office:value-type="string" office:string-value="10101111">
            <text:p>101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76">
            <text:p>176</text:p>
          </table:table-cell>
          <table:table-cell table:formula="of:=DEC2BIN([.J188])" office:value-type="string" office:string-value="10110000">
            <text:p>101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DEC2BIN([.J189])" office:value-type="string" office:string-value="10110001">
            <text:p>101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formula="of:=DEC2BIN([.J190])" office:value-type="string" office:string-value="10110010">
            <text:p>101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9">
            <text:p>179</text:p>
          </table:table-cell>
          <table:table-cell table:formula="of:=DEC2BIN([.J191])" office:value-type="string" office:string-value="10110011">
            <text:p>101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table:formula="of:=DEC2BIN([.J192])" office:value-type="string" office:string-value="10110100">
            <text:p>101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table:formula="of:=DEC2BIN([.J193])" office:value-type="string" office:string-value="10110101">
            <text:p>101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table:formula="of:=DEC2BIN([.J194])" office:value-type="string" office:string-value="10110110">
            <text:p>101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83">
            <text:p>183</text:p>
          </table:table-cell>
          <table:table-cell table:formula="of:=DEC2BIN([.J195])" office:value-type="string" office:string-value="10110111">
            <text:p>101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formula="of:=DEC2BIN([.J196])" office:value-type="string" office:string-value="10111000">
            <text:p>101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table:formula="of:=DEC2BIN([.J197])" office:value-type="string" office:string-value="10111001">
            <text:p>101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table:formula="of:=DEC2BIN([.J198])" office:value-type="string" office:string-value="10111010">
            <text:p>101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7">
            <text:p>187</text:p>
          </table:table-cell>
          <table:table-cell table:formula="of:=DEC2BIN([.J199])" office:value-type="string" office:string-value="10111011">
            <text:p>101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8">
            <text:p>188</text:p>
          </table:table-cell>
          <table:table-cell table:formula="of:=DEC2BIN([.J200])" office:value-type="string" office:string-value="10111100">
            <text:p>101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DEC2BIN([.J201])" office:value-type="string" office:string-value="10111101">
            <text:p>101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DEC2BIN([.J202])" office:value-type="string" office:string-value="10111110">
            <text:p>101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191">
            <text:p>191</text:p>
          </table:table-cell>
          <table:table-cell table:formula="of:=DEC2BIN([.J203])" office:value-type="string" office:string-value="10111111">
            <text:p>1011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92">
            <text:p>192</text:p>
          </table:table-cell>
          <table:table-cell table:formula="of:=DEC2BIN([.J204])" office:value-type="string" office:string-value="11000000">
            <text:p>1100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table:formula="of:=DEC2BIN([.J205])" office:value-type="string" office:string-value="11000001">
            <text:p>1100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formula="of:=DEC2BIN([.J206])" office:value-type="string" office:string-value="11000010">
            <text:p>1100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DEC2BIN([.J207])" office:value-type="string" office:string-value="11000011">
            <text:p>1100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  <table:table-cell table:formula="of:=DEC2BIN([.J208])" office:value-type="string" office:string-value="11000100">
            <text:p>1100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DEC2BIN([.J209])" office:value-type="string" office:string-value="11000101">
            <text:p>1100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table:formula="of:=DEC2BIN([.J210])" office:value-type="string" office:string-value="11000110">
            <text:p>1100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DEC2BIN([.J211])" office:value-type="string" office:string-value="11000111">
            <text:p>1100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DEC2BIN([.J212])" office:value-type="string" office:string-value="11001000">
            <text:p>1100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formula="of:=DEC2BIN([.J213])" office:value-type="string" office:string-value="11001001">
            <text:p>1100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DEC2BIN([.J214])" office:value-type="string" office:string-value="11001010">
            <text:p>1100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3">
            <text:p>203</text:p>
          </table:table-cell>
          <table:table-cell table:formula="of:=DEC2BIN([.J215])" office:value-type="string" office:string-value="11001011">
            <text:p>1100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DEC2BIN([.J216])" office:value-type="string" office:string-value="11001100">
            <text:p>1100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formula="of:=DEC2BIN([.J217])" office:value-type="string" office:string-value="11001101">
            <text:p>1100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DEC2BIN([.J218])" office:value-type="string" office:string-value="11001110">
            <text:p>1100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DEC2BIN([.J219])" office:value-type="string" office:string-value="11001111">
            <text:p>1100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DEC2BIN([.J220])" office:value-type="string" office:string-value="11010000">
            <text:p>1101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formula="of:=DEC2BIN([.J221])" office:value-type="string" office:string-value="11010001">
            <text:p>1101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formula="of:=DEC2BIN([.J222])" office:value-type="string" office:string-value="11010010">
            <text:p>1101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1">
            <text:p>211</text:p>
          </table:table-cell>
          <table:table-cell table:formula="of:=DEC2BIN([.J223])" office:value-type="string" office:string-value="11010011">
            <text:p>1101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table:formula="of:=DEC2BIN([.J224])" office:value-type="string" office:string-value="11010100">
            <text:p>1101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table:formula="of:=DEC2BIN([.J225])" office:value-type="string" office:string-value="11010101">
            <text:p>1101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table:formula="of:=DEC2BIN([.J226])" office:value-type="string" office:string-value="11010110">
            <text:p>1101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15">
            <text:p>215</text:p>
          </table:table-cell>
          <table:table-cell table:formula="of:=DEC2BIN([.J227])" office:value-type="string" office:string-value="11010111">
            <text:p>1101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DEC2BIN([.J228])" office:value-type="string" office:string-value="11011000">
            <text:p>1101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formula="of:=DEC2BIN([.J229])" office:value-type="string" office:string-value="11011001">
            <text:p>1101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table:formula="of:=DEC2BIN([.J230])" office:value-type="string" office:string-value="11011010">
            <text:p>1101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f:=DEC2BIN([.J231])" office:value-type="string" office:string-value="11011011">
            <text:p>1101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table:formula="of:=DEC2BIN([.J232])" office:value-type="string" office:string-value="11011100">
            <text:p>1101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table:formula="of:=DEC2BIN([.J233])" office:value-type="string" office:string-value="11011101">
            <text:p>1101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DEC2BIN([.J234])" office:value-type="string" office:string-value="11011110">
            <text:p>1101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23">
            <text:p>223</text:p>
          </table:table-cell>
          <table:table-cell table:formula="of:=DEC2BIN([.J235])" office:value-type="string" office:string-value="11011111">
            <text:p>110111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DEC2BIN([.J236])" office:value-type="string" office:string-value="11100000">
            <text:p>111000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formula="of:=DEC2BIN([.J237])" office:value-type="string" office:string-value="11100001">
            <text:p>111000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DEC2BIN([.J238])" office:value-type="string" office:string-value="11100010">
            <text:p>111000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7">
            <text:p>227</text:p>
          </table:table-cell>
          <table:table-cell table:formula="of:=DEC2BIN([.J239])" office:value-type="string" office:string-value="11100011">
            <text:p>111000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DEC2BIN([.J240])" office:value-type="string" office:string-value="11100100">
            <text:p>111001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DEC2BIN([.J241])" office:value-type="string" office:string-value="11100101">
            <text:p>111001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DEC2BIN([.J242])" office:value-type="string" office:string-value="11100110">
            <text:p>111001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31">
            <text:p>231</text:p>
          </table:table-cell>
          <table:table-cell table:formula="of:=DEC2BIN([.J243])" office:value-type="string" office:string-value="11100111">
            <text:p>111001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DEC2BIN([.J244])" office:value-type="string" office:string-value="11101000">
            <text:p>111010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DEC2BIN([.J245])" office:value-type="string" office:string-value="11101001">
            <text:p>111010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table:formula="of:=DEC2BIN([.J246])" office:value-type="string" office:string-value="11101010">
            <text:p>111010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DEC2BIN([.J247])" office:value-type="string" office:string-value="11101011">
            <text:p>111010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DEC2BIN([.J248])" office:value-type="string" office:string-value="11101100">
            <text:p>111011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DEC2BIN([.J249])" office:value-type="string" office:string-value="11101101">
            <text:p>111011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table:formula="of:=DEC2BIN([.J250])" office:value-type="string" office:string-value="11101110">
            <text:p>111011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DEC2BIN([.J251])" office:value-type="string" office:string-value="11101111">
            <text:p>1110111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DEC2BIN([.J252])" office:value-type="string" office:string-value="11110000">
            <text:p>1111000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table:formula="of:=DEC2BIN([.J253])" office:value-type="string" office:string-value="11110001">
            <text:p>1111000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formula="of:=DEC2BIN([.J254])" office:value-type="string" office:string-value="11110010">
            <text:p>1111001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DEC2BIN([.J255])" office:value-type="string" office:string-value="11110011">
            <text:p>1111001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table:formula="of:=DEC2BIN([.J256])" office:value-type="string" office:string-value="11110100">
            <text:p>1111010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table:formula="of:=DEC2BIN([.J257])" office:value-type="string" office:string-value="11110101">
            <text:p>1111010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table:formula="of:=DEC2BIN([.J258])" office:value-type="string" office:string-value="11110110">
            <text:p>1111011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47">
            <text:p>247</text:p>
          </table:table-cell>
          <table:table-cell table:formula="of:=DEC2BIN([.J259])" office:value-type="string" office:string-value="11110111">
            <text:p>11110111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formula="of:=DEC2BIN([.J260])" office:value-type="string" office:string-value="11111000">
            <text:p>11111000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formula="of:=DEC2BIN([.J261])" office:value-type="string" office:string-value="11111001">
            <text:p>11111001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DEC2BIN([.J262])" office:value-type="string" office:string-value="11111010">
            <text:p>11111010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1">
            <text:p>251</text:p>
          </table:table-cell>
          <table:table-cell table:formula="of:=DEC2BIN([.J263])" office:value-type="string" office:string-value="11111011">
            <text:p>11111011</text:p>
          </table:table-cell>
          <table:table-cell table:number-columns-repeated="1013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DEC2BIN([.J264])" office:value-type="string" office:string-value="11111100">
            <text:p>11111100</text:p>
          </table:table-cell>
          <table:table-cell table:number-columns-repeated="1013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table:formula="of:=DEC2BIN([.J265])" office:value-type="string" office:string-value="11111101">
            <text:p>11111101</text:p>
          </table:table-cell>
          <table:table-cell table:number-columns-repeated="1013"/>
        </table:table-row>
        <table:table-row table:style-name="ro2">
          <table:table-cell/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DEC2BIN([.J266])" office:value-type="string" office:string-value="11111110">
            <text:p>11111110</text:p>
          </table:table-cell>
          <table:table-cell table:number-columns-repeated="1013"/>
        </table:table-row>
        <table:table-row table:style-name="ro2">
          <table:table-cell/>
          <table:table-cell table:number-columns-repeated="8" office:value-type="float" office:value="1">
            <text:p>1</text:p>
          </table:table-cell>
          <table:table-cell office:value-type="float" office:value="255">
            <text:p>255</text:p>
          </table:table-cell>
          <table:table-cell table:formula="of:=DEC2BIN([.J267])" office:value-type="string" office:string-value="11111111">
            <text:p>11111111</text:p>
          </table:table-cell>
          <table:table-cell table:number-columns-repeated="1013"/>
        </table:table-row>
        <table:table-row table:style-name="ro2" table:number-rows-repeated="10483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ing" table:style-name="ta6" table:print="false">
        <office:forms form:automatic-focus="false" form:apply-design-mode="false"/>
        <table:table-column table:style-name="co19" table:default-cell-style-name="Excel_20_Built-in_20_Normal"/>
        <table:table-column table:style-name="co6" table:number-columns-repeated="1023" table:default-cell-style-name="Excel_20_Built-in_20_Normal"/>
        <table:table-row table:style-name="ro2">
          <table:table-cell office:value-type="string">
            <text:p>4 sensor readings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3736">
            <text:p>3736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4486">
            <text:p>4486</text:p>
          </table:table-cell>
          <table:table-cell office:value-type="float" office:value="10764">
            <text:p>10764</text:p>
          </table:table-cell>
          <table:table-cell office:value-type="float" office:value="20764">
            <text:p>20764</text:p>
          </table:table-cell>
          <table:table-cell office:value-type="float" office:value="30764">
            <text:p>30764</text:p>
          </table:table-cell>
          <table:table-cell office:value-type="float" office:value="40764">
            <text:p>40764</text:p>
          </table:table-cell>
          <table:table-cell table:number-columns-repeated="1018"/>
        </table:table-row>
        <table:table-row table:style-name="ro3">
          <table:table-cell office:value-type="string">
            <text:p>total millis</text:p>
          </table:table-cell>
          <table:table-cell table:formula="of:=[.B3]-[.B2]" office:value-type="float" office:value="750">
            <text:p>750</text:p>
          </table:table-cell>
          <table:table-cell table:formula="of:=[.C3]-[.C2]" office:value-type="float" office:value="750">
            <text:p>750</text:p>
          </table:table-cell>
          <table:table-cell table:formula="of:=[.D3]-[.D2]" office:value-type="float" office:value="749">
            <text:p>749</text:p>
          </table:table-cell>
          <table:table-cell table:formula="of:=[.E3]-[.E2]" office:value-type="float" office:value="750">
            <text:p>750</text:p>
          </table:table-cell>
          <table:table-cell table:formula="of:=[.F3]-[.F2]" office:value-type="float" office:value="750">
            <text:p>7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3 sensor readings</text:p>
          </table:table-cell>
          <table:table-cell table:number-columns-repeated="4"/>
          <table:table-cell table:formula="of:=[.F4]-[.F9]" office:value-type="float" office:value="162">
            <text:p>162</text:p>
          </table:table-cell>
          <table:table-cell table:number-columns-repeated="1018"/>
        </table:table-row>
        <table:table-row table:style-name="ro2">
          <table:table-cell office:value-type="string">
            <text:p>before</text:p>
          </table:table-cell>
          <table:table-cell office:value-type="float" office:value="3599">
            <text:p>3599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4187">
            <text:p>4187</text:p>
          </table:table-cell>
          <table:table-cell office:value-type="float" office:value="10602">
            <text:p>10602</text:p>
          </table:table-cell>
          <table:table-cell office:value-type="float" office:value="20602">
            <text:p>20602</text:p>
          </table:table-cell>
          <table:table-cell office:value-type="float" office:value="30602">
            <text:p>30602</text:p>
          </table:table-cell>
          <table:table-cell office:value-type="float" office:value="40602">
            <text:p>40602</text:p>
          </table:table-cell>
          <table:table-cell table:number-columns-repeated="1018"/>
        </table:table-row>
        <table:table-row table:style-name="ro3">
          <table:table-cell office:value-type="string">
            <text:p>total millis</text:p>
          </table:table-cell>
          <table:table-cell table:formula="of:=[.B8]-[.B7]" office:value-type="float" office:value="588">
            <text:p>588</text:p>
          </table:table-cell>
          <table:table-cell table:formula="of:=[.C8]-[.C7]" office:value-type="float" office:value="588">
            <text:p>588</text:p>
          </table:table-cell>
          <table:table-cell table:formula="of:=[.D8]-[.D7]" office:value-type="float" office:value="587">
            <text:p>587</text:p>
          </table:table-cell>
          <table:table-cell table:formula="of:=[.E8]-[.E7]" office:value-type="float" office:value="588">
            <text:p>588</text:p>
          </table:table-cell>
          <table:table-cell table:formula="of:=[.F8]-[.F7]" office:value-type="float" office:value="588">
            <text:p>58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 sensor readings</text:p>
          </table:table-cell>
          <table:table-cell table:number-columns-repeated="4"/>
          <table:table-cell table:formula="of:=[.F9]-[.F14]" office:value-type="float" office:value="147">
            <text:p>147</text:p>
          </table:table-cell>
          <table:table-cell table:number-columns-repeated="1018"/>
        </table:table-row>
        <table:table-row table:style-name="ro2">
          <table:table-cell office:value-type="string">
            <text:p>before</text:p>
          </table:table-cell>
          <table:table-cell office:value-type="float" office:value="3485">
            <text:p>3485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3926">
            <text:p>3926</text:p>
          </table:table-cell>
          <table:table-cell office:value-type="float" office:value="10455">
            <text:p>10455</text:p>
          </table:table-cell>
          <table:table-cell office:value-type="float" office:value="20455">
            <text:p>20455</text:p>
          </table:table-cell>
          <table:table-cell office:value-type="float" office:value="30454">
            <text:p>30454</text:p>
          </table:table-cell>
          <table:table-cell office:value-type="float" office:value="40455">
            <text:p>40455</text:p>
          </table:table-cell>
          <table:table-cell table:number-columns-repeated="1018"/>
        </table:table-row>
        <table:table-row table:style-name="ro3">
          <table:table-cell office:value-type="string">
            <text:p>total millis</text:p>
          </table:table-cell>
          <table:table-cell table:formula="of:=[.B13]-[.B12]" office:value-type="float" office:value="441">
            <text:p>441</text:p>
          </table:table-cell>
          <table:table-cell table:formula="of:=[.C13]-[.C12]" office:value-type="float" office:value="441">
            <text:p>441</text:p>
          </table:table-cell>
          <table:table-cell table:formula="of:=[.D13]-[.D12]" office:value-type="float" office:value="440">
            <text:p>440</text:p>
          </table:table-cell>
          <table:table-cell table:formula="of:=[.E13]-[.E12]" office:value-type="float" office:value="440">
            <text:p>440</text:p>
          </table:table-cell>
          <table:table-cell table:formula="of:=[.F13]-[.F12]" office:value-type="float" office:value="441">
            <text:p>44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 sensor readings</text:p>
          </table:table-cell>
          <table:table-cell table:number-columns-repeated="4"/>
          <table:table-cell table:formula="of:=[.F14]-[.F19]" office:value-type="float" office:value="132">
            <text:p>132</text:p>
          </table:table-cell>
          <table:table-cell table:number-columns-repeated="1018"/>
        </table:table-row>
        <table:table-row table:style-name="ro2">
          <table:table-cell office:value-type="string">
            <text:p>before</text:p>
          </table:table-cell>
          <table:table-cell office:value-type="float" office:value="3397">
            <text:p>3397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3705">
            <text:p>3705</text:p>
          </table:table-cell>
          <table:table-cell office:value-type="float" office:value="10322">
            <text:p>10322</text:p>
          </table:table-cell>
          <table:table-cell office:value-type="float" office:value="20323">
            <text:p>20323</text:p>
          </table:table-cell>
          <table:table-cell office:value-type="float" office:value="30322">
            <text:p>30322</text:p>
          </table:table-cell>
          <table:table-cell office:value-type="float" office:value="40323">
            <text:p>40323</text:p>
          </table:table-cell>
          <table:table-cell table:number-columns-repeated="1018"/>
        </table:table-row>
        <table:table-row table:style-name="ro3">
          <table:table-cell office:value-type="string">
            <text:p>total millis</text:p>
          </table:table-cell>
          <table:table-cell table:formula="of:=[.B18]-[.B17]" office:value-type="float" office:value="308">
            <text:p>308</text:p>
          </table:table-cell>
          <table:table-cell table:formula="of:=[.C18]-[.C17]" office:value-type="float" office:value="308">
            <text:p>308</text:p>
          </table:table-cell>
          <table:table-cell table:formula="of:=[.D18]-[.D17]" office:value-type="float" office:value="308">
            <text:p>308</text:p>
          </table:table-cell>
          <table:table-cell table:formula="of:=[.E18]-[.E17]" office:value-type="float" office:value="308">
            <text:p>308</text:p>
          </table:table-cell>
          <table:table-cell table:formula="of:=[.F18]-[.F17]" office:value-type="float" office:value="309">
            <text:p>30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og writing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4187">
            <text:p>4187</text:p>
          </table:table-cell>
          <table:table-cell office:value-type="float" office:value="10602">
            <text:p>10602</text:p>
          </table:table-cell>
          <table:table-cell office:value-type="float" office:value="20602">
            <text:p>20602</text:p>
          </table:table-cell>
          <table:table-cell office:value-type="float" office:value="30602">
            <text:p>30602</text:p>
          </table:table-cell>
          <table:table-cell office:value-type="float" office:value="40765">
            <text:p>40765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4196">
            <text:p>4196</text:p>
          </table:table-cell>
          <table:table-cell office:value-type="float" office:value="10611">
            <text:p>10611</text:p>
          </table:table-cell>
          <table:table-cell office:value-type="float" office:value="20611">
            <text:p>20611</text:p>
          </table:table-cell>
          <table:table-cell office:value-type="float" office:value="30611">
            <text:p>30611</text:p>
          </table:table-cell>
          <table:table-cell office:value-type="float" office:value="40774">
            <text:p>40774</text:p>
          </table:table-cell>
          <table:table-cell table:number-columns-repeated="1018"/>
        </table:table-row>
        <table:table-row table:style-name="ro3">
          <table:table-cell office:value-type="string">
            <text:p>total millis</text:p>
          </table:table-cell>
          <table:table-cell table:formula="of:=[.B23]-[.B22]" office:value-type="float" office:value="9">
            <text:p>9</text:p>
          </table:table-cell>
          <table:table-cell table:formula="of:=[.C23]-[.C22]" office:value-type="float" office:value="9">
            <text:p>9</text:p>
          </table:table-cell>
          <table:table-cell table:formula="of:=[.D23]-[.D22]" office:value-type="float" office:value="9">
            <text:p>9</text:p>
          </table:table-cell>
          <table:table-cell table:formula="of:=[.E23]-[.E22]" office:value-type="float" office:value="9">
            <text:p>9</text:p>
          </table:table-cell>
          <table:table-cell table:formula="of:=[.F23]-[.F22]" office:value-type="float" office:value="9">
            <text:p>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D Card writing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60777">
            <text:p>60777</text:p>
          </table:table-cell>
          <table:table-cell office:value-type="float" office:value="130775">
            <text:p>130775</text:p>
          </table:table-cell>
          <table:table-cell office:value-type="float" office:value="200774">
            <text:p>200774</text:p>
          </table:table-cell>
          <table:table-cell office:value-type="float" office:value="260774">
            <text:p>260774</text:p>
          </table:table-cell>
          <table:table-cell office:value-type="float" office:value="320774">
            <text:p>32077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60788">
            <text:p>60788</text:p>
          </table:table-cell>
          <table:table-cell office:value-type="float" office:value="130787">
            <text:p>130787</text:p>
          </table:table-cell>
          <table:table-cell office:value-type="float" office:value="200786">
            <text:p>200786</text:p>
          </table:table-cell>
          <table:table-cell office:value-type="float" office:value="260787">
            <text:p>260787</text:p>
          </table:table-cell>
          <table:table-cell office:value-type="float" office:value="320786">
            <text:p>320786</text:p>
          </table:table-cell>
          <table:table-cell table:number-columns-repeated="1018"/>
        </table:table-row>
        <table:table-row table:style-name="ro3">
          <table:table-cell office:value-type="string">
            <text:p>total millis</text:p>
          </table:table-cell>
          <table:table-cell table:formula="of:=[.B28]-[.B27]" office:value-type="float" office:value="11">
            <text:p>11</text:p>
          </table:table-cell>
          <table:table-cell table:formula="of:=[.C28]-[.C27]" office:value-type="float" office:value="12">
            <text:p>12</text:p>
          </table:table-cell>
          <table:table-cell table:formula="of:=[.D28]-[.D27]" office:value-type="float" office:value="12">
            <text:p>12</text:p>
          </table:table-cell>
          <table:table-cell table:formula="of:=[.E28]-[.E27]" office:value-type="float" office:value="13">
            <text:p>13</text:p>
          </table:table-cell>
          <table:table-cell table:formula="of:=[.F28]-[.F27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e and Time Display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5000">
            <text:p>5000</text:p>
          </table:table-cell>
          <table:table-cell office:value-type="float" office:value="6000">
            <text:p>6000</text:p>
          </table:table-cell>
          <table:table-cell office:value-type="float" office:value="7002">
            <text:p>7002</text:p>
          </table:table-cell>
          <table:table-cell office:value-type="float" office:value="8000">
            <text:p>8000</text:p>
          </table:table-cell>
          <table:table-cell office:value-type="float" office:value="9001">
            <text:p>9001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5000">
            <text:p>5000</text:p>
          </table:table-cell>
          <table:table-cell office:value-type="float" office:value="6000">
            <text:p>6000</text:p>
          </table:table-cell>
          <table:table-cell office:value-type="float" office:value="7003">
            <text:p>7003</text:p>
          </table:table-cell>
          <table:table-cell office:value-type="float" office:value="8000">
            <text:p>8000</text:p>
          </table:table-cell>
          <table:table-cell office:value-type="float" office:value="9001">
            <text:p>9001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5014">
            <text:p>5014</text:p>
          </table:table-cell>
          <table:table-cell office:value-type="float" office:value="6014">
            <text:p>6014</text:p>
          </table:table-cell>
          <table:table-cell office:value-type="float" office:value="7016">
            <text:p>7016</text:p>
          </table:table-cell>
          <table:table-cell office:value-type="float" office:value="8014">
            <text:p>8014</text:p>
          </table:table-cell>
          <table:table-cell office:value-type="float" office:value="9016">
            <text:p>9016</text:p>
          </table:table-cell>
          <table:table-cell table:number-columns-repeated="1018"/>
        </table:table-row>
        <table:table-row table:style-name="ro3">
          <table:table-cell office:value-type="string">
            <text:p>total millis</text:p>
          </table:table-cell>
          <table:table-cell table:formula="of:=[.B34]-[.B33]" office:value-type="float" office:value="14">
            <text:p>14</text:p>
          </table:table-cell>
          <table:table-cell table:formula="of:=[.C34]-[.C33]" office:value-type="float" office:value="14">
            <text:p>14</text:p>
          </table:table-cell>
          <table:table-cell table:formula="of:=[.D34]-[.D33]" office:value-type="float" office:value="13">
            <text:p>13</text:p>
          </table:table-cell>
          <table:table-cell table:formula="of:=[.E34]-[.E33]" office:value-type="float" office:value="14">
            <text:p>14</text:p>
          </table:table-cell>
          <table:table-cell table:formula="of:=[.F34]-[.F33]" office:value-type="float" office:value="15">
            <text:p>15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12/08/2018</text:date>, <text:time>04:5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n_20_User_20_Settings" style:display-name="PageStyle_Non User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Settings" style:display-name="PageStyle_User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arm_20_Settings" style:display-name="PageStyle_Alarm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or_20_Settings" style:display-name="PageStyle_Sensor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t_20_Shift" style:display-name="PageStyle_Bit Shif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CD_20_Setups" style:display-name="PageStyle_LCD Setu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_20_Variables" style:display-name="PageStyle_Menu Vari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_20_Hour" style:display-name="PageStyle_12 Ho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ing" style:display-name="PageStyle_Tim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T_20_Menu" style:display-name="PageStyle_TFT 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_20_Entries" style:display-name="PageStyle_Menu Ent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8T04:54:03.66</dc:date>
    <dc:creator>Robert King</dc:creator>
    <meta:generator>OpenOffice/4.1.5$Win32 OpenOffice.org_project/415m1$Build-9789</meta:generator>
    <meta:editing-duration>PT1H1M20S</meta:editing-duration>
    <meta:editing-cycles>4</meta:editing-cycles>
    <meta:document-statistic meta:table-count="6" meta:cell-count="3723" meta:object-count="0"/>
  </office:meta>
</office:document-meta>
</file>